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119cm" fo:margin-left="4.759cm" fo:margin-right="5.122cm" table:align="margins"/>
    </style:style>
    <style:style style:name="Tableau1.A" style:family="table-column">
      <style:table-column-properties style:column-width="7.119cm" style:rel-column-width="4036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38b4" officeooo:paragraph-rsid="000738b4"/>
    </style:style>
    <style:style style:name="P2" style:family="paragraph" style:parent-style-name="Standard">
      <style:text-properties officeooo:rsid="000738b4" officeooo:paragraph-rsid="00079adb"/>
    </style:style>
    <style:style style:name="P3" style:family="paragraph" style:parent-style-name="Standard">
      <style:text-properties style:text-underline-style="none" fo:font-weight="normal" officeooo:rsid="000738b4" officeooo:paragraph-rsid="00079ad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cae7b" officeooo:paragraph-rsid="00079ad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ae7b" officeooo:paragraph-rsid="000cae7b" style:font-weight-asian="normal" style:font-weight-complex="normal"/>
    </style:style>
    <style:style style:name="P6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text-underline-style="none" fo:font-weight="normal" officeooo:rsid="000cae7b" officeooo:paragraph-rsid="000cae7b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text-underline-style="none" fo:font-weight="normal" officeooo:rsid="000cae7b" officeooo:paragraph-rsid="000cae7b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text-underline-style="none" fo:font-weight="normal" officeooo:rsid="000cae7b" officeooo:paragraph-rsid="000cae7b" style:font-weight-asian="normal" style:font-weight-complex="normal"/>
    </style:style>
    <style:style style:name="P9" style:family="paragraph" style:parent-style-name="Table_20_Contents">
      <style:text-properties fo:font-size="16pt" officeooo:rsid="000738b4" officeooo:paragraph-rsid="000738b4" style:font-size-asian="16pt" style:font-size-complex="16pt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e0e3"/>
    </style:style>
    <style:style style:name="T4" style:family="text">
      <style:text-properties officeooo:rsid="000c01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au1" table:style-name="Tableau1">
        <table:table-column table:style-name="Tableau1.A"/>
        <table:table-header-rows>
          <table:table-row table:style-name="TableLine93826345058320">
            <table:table-cell table:style-name="Tableau1.A1" office:value-type="string">
              <text:p text:style-name="P9">PROJET <text:s/>DESIGN <text:s/>SAYNA</text:p>
            </table:table-cell>
          </table:table-row>
        </table:table-header-rows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6:53:39.631560335</meta:creation-date>
    <dc:date>2022-07-05T17:55:14.627328931</dc:date>
    <meta:editing-duration>PT23M6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1" meta:paragraph-count="1" meta:word-count="3" meta:character-count="21" meta:non-whitespace-character-count="17"/>
  </office:meta>
</office:document-meta>
</file>